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0405E6C22AA3489FD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9931in" fo:margin-top="0in" fo:margin-bottom="0in" fo:break-before="auto" fo:break-after="auto" table:align="right" style:writing-mode="lr-tb"/>
    </style:style>
    <style:style style:name="Table1.A" style:family="table-column">
      <style:table-column-properties style:column-width="2.3139in"/>
    </style:style>
    <style:style style:name="Table1.B" style:family="table-column">
      <style:table-column-properties style:column-width="4.6792in"/>
    </style:style>
    <style:style style:name="Table1.1" style:family="table-row">
      <style:table-row-properties style:min-row-height="1.6667in" fo:keep-together="auto"/>
    </style:style>
    <style:style style:name="Table1.A1" style:family="table-cell">
      <style:table-cell-properties style:vertical-align="" fo:padding="0.05in" fo:border="none"/>
    </style:style>
    <style:style style:name="Table1.B1" style:family="table-cell">
      <style:table-cell-properties style:vertical-align="" fo:padding="0.0694in" fo:border="none"/>
    </style:style>
    <style:style style:name="Table1.2" style:family="table-row">
      <style:table-row-properties style:min-row-height="0.9715in" fo:keep-together="auto"/>
    </style:style>
    <style:style style:name="Table1.3" style:family="table-row">
      <style:table-row-properties style:min-row-height="1in" fo:keep-together="auto"/>
    </style:style>
    <style:style style:name="Table1.4" style:family="table-row">
      <style:table-row-properties style:min-row-height="6.0639in" fo:keep-together="auto"/>
    </style:style>
    <style:style style:name="Table1.5" style:family="table-row">
      <style:table-row-properties style:min-row-height="1.4361in" fo:keep-together="auto"/>
    </style:style>
    <style:style style:name="Table1.6" style:family="table-row">
      <style:table-row-properties style:min-row-height="0.9458in" fo:keep-together="auto"/>
    </style:style>
    <style:style style:name="Table1.7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orphans="0" fo:widows="0"/>
    </style:style>
    <style:style style:name="P2" style:family="paragraph" style:parent-style-name="Standard">
      <style:paragraph-properties fo:margin-top="0in" fo:margin-bottom="0in" style:contextual-spacing="false" fo:line-height="100%" fo:orphans="0" fo:widows="0" fo:padding="0in" fo:border="none"/>
    </style:style>
    <style:style style:name="P3" style:family="paragraph" style:parent-style-name="Standard">
      <style:paragraph-properties fo:margin-top="0.1091in" fo:margin-bottom="0.0398in" style:contextual-spacing="false" fo:line-height="100%" fo:orphans="0" fo:widows="0"/>
      <style:text-properties officeooo:paragraph-rsid="00066fd4"/>
    </style:style>
    <style:style style:name="P4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officeooo:paragraph-rsid="00066fd4"/>
    </style:style>
    <style:style style:name="P5" style:family="paragraph" style:parent-style-name="Standard">
      <style:paragraph-properties fo:margin-top="0.1091in" fo:margin-bottom="0.0398in" style:contextual-spacing="false" fo:line-height="100%" fo:orphans="0" fo:widows="0"/>
    </style:style>
    <style:style style:name="P6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officeooo:paragraph-rsid="000f641a"/>
    </style:style>
    <style:style style:name="P7" style:family="paragraph" style:parent-style-name="Standard">
      <style:paragraph-properties fo:margin-top="0in" fo:margin-bottom="0in" style:contextual-spacing="false" fo:line-height="100%" fo:break-before="auto" fo:break-after="auto" fo:padding="0in" fo:border="none"/>
    </style:style>
    <style:style style:name="P8" style:family="paragraph" style:parent-style-name="Heading_20_1">
      <style:paragraph-properties fo:line-height="100%" fo:keep-together="auto" fo:orphans="0" fo:widows="0" fo:keep-with-next="auto"/>
    </style:style>
    <style:style style:name="P9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</style:style>
    <style:style style:name="P10" style:family="paragraph" style:parent-style-name="Heading_20_3">
      <style:paragraph-properties fo:margin-top="0in" fo:margin-bottom="0in" style:contextual-spacing="false" fo:line-height="100%" fo:keep-together="auto" fo:orphans="0" fo:widows="0" fo:padding="0in" fo:border="none" fo:keep-with-next="auto"/>
    </style:style>
    <style:style style:name="P11" style:family="paragraph" style:parent-style-name="Heading_20_2">
      <style:paragraph-properties fo:margin-top="0.222in" fo:margin-bottom="0in" style:contextual-spacing="false" fo:line-height="100%" fo:keep-together="auto" fo:orphans="0" fo:widows="0" fo:keep-with-next="auto"/>
      <style:text-properties officeooo:paragraph-rsid="00066fd4"/>
    </style:style>
    <style:style style:name="P12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officeooo:paragraph-rsid="00066fd4"/>
    </style:style>
    <style:style style:name="P13" style:family="paragraph" style:parent-style-name="Heading_20_2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officeooo:paragraph-rsid="000702cb"/>
    </style:style>
    <style:style style:name="P14" style:family="paragraph" style:parent-style-name="Heading_20_3">
      <style:paragraph-properties fo:margin-top="0in" fo:margin-bottom="0in" style:contextual-spacing="false" fo:line-height="100%" fo:keep-together="auto" fo:orphans="0" fo:widows="0" fo:keep-with-next="auto"/>
      <style:text-properties officeooo:paragraph-rsid="000702cb"/>
    </style:style>
    <style:style style:name="P15" style:family="paragraph" style:parent-style-name="Normal">
      <style:paragraph-properties fo:margin-left="0in" fo:margin-right="0.2in" fo:margin-top="0in" fo:margin-bottom="0in" style:contextual-spacing="false" fo:line-height="100%" fo:text-indent="0in" style:auto-text-indent="false"/>
      <style:text-properties officeooo:paragraph-rsid="000a8d73"/>
    </style:style>
    <style:style style:name="P16" style:family="paragraph" style:parent-style-name="Normal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17" style:family="paragraph" style:parent-style-name="Standard">
      <style:paragraph-properties fo:margin-top="0.0835in" fo:margin-bottom="0in" style:contextual-spacing="false" fo:line-height="100%" fo:orphans="0" fo:widows="0" fo:padding="0in" fo:border="none"/>
      <style:text-properties fo:font-size="10pt" officeooo:paragraph-rsid="000702cb" style:font-size-asian="10pt" style:font-size-complex="10pt"/>
    </style:style>
    <style:style style:name="P18" style:family="paragraph" style:parent-style-name="Standard">
      <style:paragraph-properties fo:margin-top="0.0398in" fo:margin-bottom="0.0398in" style:contextual-spacing="false" fo:line-height="100%" fo:orphans="0" fo:widows="0"/>
      <style:text-properties fo:font-size="10pt" officeooo:rsid="00093e3d" officeooo:paragraph-rsid="00093e3d" style:font-size-asian="10pt" style:font-size-complex="10pt"/>
    </style:style>
    <style:style style:name="P19" style:family="paragraph" style:parent-style-name="Standard">
      <style:paragraph-properties fo:margin-top="0.0398in" fo:margin-bottom="0.0398in" style:contextual-spacing="false" fo:line-height="115%"/>
      <style:text-properties fo:font-size="10pt" officeooo:rsid="00093e3d" officeooo:paragraph-rsid="00093e3d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font-size="10pt" officeooo:paragraph-rsid="000750ab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 fo:line-height="115%" fo:orphans="0" fo:widows="0" fo:padding="0in" fo:border="none"/>
      <style:text-properties fo:font-size="10pt" officeooo:paragraph-rsid="00066fd4" style:font-size-asian="10pt" style:font-size-complex="10pt"/>
    </style:style>
    <style:style style:name="P22" style:family="paragraph" style:parent-style-name="Standard">
      <style:paragraph-properties fo:margin-top="0.0437in" fo:margin-bottom="0in" style:contextual-spacing="false" fo:line-height="115%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margin-top="0.0437in" fo:margin-bottom="0in" style:contextual-spacing="false" fo:line-height="115%" fo:orphans="0" fo:widows="0"/>
      <style:text-properties fo:font-size="10pt" officeooo:paragraph-rsid="00093e3d" style:font-size-asian="10pt" style:font-size-complex="10pt"/>
    </style:style>
    <style:style style:name="P24" style:family="paragraph" style:parent-style-name="Standard">
      <style:paragraph-properties fo:margin-top="0.0437in" fo:margin-bottom="0in" style:contextual-spacing="false" fo:line-height="115%" fo:orphans="0" fo:widows="0"/>
      <style:text-properties fo:font-size="10pt" officeooo:rsid="00089af0" officeooo:paragraph-rsid="00093e3d" style:font-size-asian="10pt" style:font-size-complex="10pt"/>
    </style:style>
    <style:style style:name="P25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26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702cb" officeooo:paragraph-rsid="000702cb" style:font-name-asian="Raleway1" style:font-size-asian="12pt" style:font-weight-asian="bold" style:font-name-complex="Raleway1" style:font-size-complex="12pt"/>
    </style:style>
    <style:style style:name="P27" style:family="paragraph" style:parent-style-name="Heading_20_1">
      <style:paragraph-properties fo:margin-top="0.0555in" fo:margin-bottom="0in" style:contextual-spacing="false" fo:line-height="100%" fo:keep-together="auto" fo:orphans="0" fo:widows="0" fo:padding="0in" fo:border="none" fo:keep-with-next="auto"/>
      <style:text-properties style:font-name="Raleway" fo:font-size="12pt" fo:font-weight="bold" officeooo:rsid="000a8d73" officeooo:paragraph-rsid="000a8d73" style:font-name-asian="Raleway1" style:font-size-asian="12pt" style:font-weight-asian="bold" style:font-name-complex="Raleway1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29" style:family="paragraph" style:parent-style-name="Standard">
      <style:paragraph-properties fo:margin-top="0in" fo:margin-bottom="0in" style:contextual-spacing="false" fo:line-height="100%" fo:orphans="0" fo:widows="0"/>
      <style:text-properties fo:font-size="14pt" fo:font-weight="bold" style:font-size-asian="14pt" style:font-weight-asian="bold" style:font-size-complex="14pt"/>
    </style:style>
    <style:style style:name="P30" style:family="paragraph" style:parent-style-name="Heading_20_1">
      <style:paragraph-properties fo:margin-top="0.0835in" fo:margin-bottom="0in" style:contextual-spacing="false" fo:line-height="100%" fo:keep-together="auto" fo:orphans="0" fo:widows="0" fo:padding="0in" fo:border="none" fo:keep-with-next="auto"/>
      <style:text-properties officeooo:rsid="00066fd4" officeooo:paragraph-rsid="00066fd4"/>
    </style:style>
    <style:style style:name="P31" style:family="paragraph" style:parent-style-name="Title">
      <style:paragraph-properties fo:margin-top="0in" fo:margin-bottom="0in" style:contextual-spacing="false" fo:line-height="100%" fo:orphans="0" fo:widows="0" fo:padding="0in" fo:border="none"/>
      <style:text-properties officeooo:rsid="00066fd4" officeooo:paragraph-rsid="00066fd4"/>
    </style:style>
    <style:style style:name="P32" style:family="paragraph" style:parent-style-name="Standard">
      <style:paragraph-properties fo:margin-left="0in" fo:margin-right="0in" fo:margin-top="0.0398in" fo:margin-bottom="0.0398in" style:contextual-spacing="false" fo:line-height="115%" fo:text-indent="0in" style:auto-text-indent="false"/>
      <style:text-properties officeooo:paragraph-rsid="000750ab"/>
    </style:style>
    <style:style style:name="P33" style:family="paragraph" style:parent-style-name="Standard">
      <style:paragraph-properties fo:margin-left="0in" fo:margin-right="0in" fo:margin-top="0.0398in" fo:margin-bottom="0.0398in" style:contextual-spacing="false" fo:line-height="115%" fo:text-indent="0in" style:auto-text-indent="false"/>
      <style:text-properties officeooo:paragraph-rsid="00089af0"/>
    </style:style>
    <style:style style:name="P34" style:family="paragraph" style:parent-style-name="Standard">
      <style:paragraph-properties fo:margin-left="0in" fo:margin-right="0in" fo:margin-top="0.0398in" fo:margin-bottom="0.0398in" style:contextual-spacing="false" fo:line-height="115%" fo:text-indent="0in" style:auto-text-indent="false"/>
      <style:text-properties officeooo:paragraph-rsid="00135333"/>
    </style:style>
    <style:style style:name="P35" style:family="paragraph" style:parent-style-name="Standard">
      <style:paragraph-properties fo:margin-left="0in" fo:margin-right="0in" fo:margin-top="0.0398in" fo:margin-bottom="0.0398in" style:contextual-spacing="false" fo:line-height="115%" fo:text-indent="0in" style:auto-text-indent="false"/>
      <style:text-properties officeooo:paragraph-rsid="0013d1b5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0750ab"/>
    </style:style>
    <style:style style:name="P37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color="#468a1a" loext:opacity="100%" fo:font-size="10pt" officeooo:rsid="00066fd4" officeooo:paragraph-rsid="00066fd4" style:font-size-asian="10pt" style:font-size-complex="10pt"/>
    </style:style>
    <style:style style:name="P38" style:family="paragraph" style:parent-style-name="Subtitle">
      <style:paragraph-properties fo:margin-top="0.0417in" fo:margin-bottom="0in" style:contextual-spacing="false" fo:line-height="100%" fo:keep-together="auto" fo:orphans="0" fo:widows="0" fo:padding="0in" fo:border="none" fo:keep-with-next="auto"/>
      <style:text-properties fo:color="#468a1a" loext:opacity="100%" officeooo:rsid="00066fd4" officeooo:paragraph-rsid="00066fd4"/>
    </style:style>
    <style:style style:name="P39" style:family="paragraph" style:parent-style-name="normal">
      <style:paragraph-properties fo:line-height="100%" fo:orphans="0" fo:widows="0"/>
      <style:text-properties officeooo:paragraph-rsid="000750ab"/>
    </style:style>
    <style:style style:name="P40" style:family="paragraph" style:parent-style-name="Normal" style:list-style-name="L3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41" style:family="paragraph" style:parent-style-name="Normal" style:list-style-name="L4">
      <style:paragraph-properties fo:margin-top="0in" fo:margin-bottom="0in" style:contextual-spacing="false" fo:line-height="100%" style:vertical-align="baseline"/>
      <style:text-properties officeooo:paragraph-rsid="000702cb"/>
    </style:style>
    <style:style style:name="P42" style:family="paragraph" style:parent-style-name="Standard" style:master-page-name="Standard">
      <style:paragraph-properties fo:margin-top="0in" fo:margin-bottom="0in" style:contextual-spacing="false" fo:line-height="100%" fo:orphans="0" fo:widows="0" style:page-number="1" fo:break-before="auto" fo:break-after="auto" fo:padding="0in" fo:border="none"/>
      <style:text-properties style:font-name="Lato" fo:font-size="6pt" style:font-name-asian="Lato1" style:font-size-asian="6pt" style:font-name-complex="Lato1" style:font-size-complex="6pt"/>
    </style:style>
    <style:style style:name="P43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066fd4"/>
    </style:style>
    <style:style style:name="P44" style:family="paragraph" style:parent-style-name="Standard" style:list-style-name="L2">
      <style:paragraph-properties fo:margin-top="0in" fo:margin-bottom="0in" style:contextual-spacing="false" fo:line-height="100%"/>
      <style:text-properties officeooo:paragraph-rsid="00066fd4"/>
    </style:style>
    <style:style style:name="P45" style:family="paragraph" style:parent-style-name="Standard">
      <style:paragraph-properties fo:margin-top="0in" fo:margin-bottom="0in" style:contextual-spacing="false" fo:line-height="100%" fo:orphans="0" fo:widows="0" fo:padding="0in" fo:border="none"/>
      <style:text-properties fo:font-size="10pt" officeooo:paragraph-rsid="00152d35" style:font-size-asian="10pt" style:font-size-complex="10pt"/>
    </style:style>
    <style:style style:name="T1" style:family="text">
      <style:text-properties style:font-name="Lato" fo:font-size="11pt" style:font-name-asian="Lato1" style:font-size-asian="11pt" style:font-name-complex="Lato1" style:font-size-complex="11pt"/>
    </style:style>
    <style:style style:name="T2" style:family="text">
      <style:text-properties style:font-name="Lato" fo:font-size="11pt" officeooo:rsid="000702cb" style:font-name-asian="Lato1" style:font-size-asian="11pt" style:font-name-complex="Lato1" style:font-size-complex="11pt"/>
    </style:style>
    <style:style style:name="T3" style:family="text">
      <style:text-properties style:font-name="Lato" fo:font-size="11pt" officeooo:rsid="000f641a" style:font-name-asian="Lato1" style:font-size-asian="11pt" style:font-name-complex="Lato1" style:font-size-complex="11pt"/>
    </style:style>
    <style:style style:name="T4" style:family="text">
      <style:text-properties style:font-name="Lato" fo:font-size="11pt" fo:font-weight="normal" style:font-name-asian="Lato1" style:font-size-asian="11pt" style:font-weight-asian="normal" style:font-name-complex="Lato1" style:font-size-complex="11pt"/>
    </style:style>
    <style:style style:name="T5" style:family="text">
      <style:text-properties style:font-name="Lato" fo:font-size="11pt" fo:font-weight="bold" officeooo:rsid="000f641a" style:font-name-asian="Lato1" style:font-size-asian="11pt" style:font-weight-asian="bold" style:font-name-complex="Lato1" style:font-size-complex="11pt" style:font-weight-complex="bold"/>
    </style:style>
    <style:style style:name="T6" style:family="text">
      <style:text-properties style:font-name="Lato" fo:font-size="9pt" fo:font-weight="normal" style:font-name-asian="Lato1" style:font-size-asian="9pt" style:font-weight-asian="normal" style:font-name-complex="Lato1" style:font-size-complex="9pt"/>
    </style:style>
    <style:style style:name="T7" style:family="text">
      <style:text-properties style:font-name="Lato" fo:font-size="9pt" fo:font-weight="normal" officeooo:rsid="00066fd4" style:font-name-asian="Lato1" style:font-size-asian="9pt" style:font-weight-asian="normal" style:font-name-complex="Lato1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66fd4" style:font-size-asian="10pt" style:font-size-complex="10pt"/>
    </style:style>
    <style:style style:name="T10" style:family="text">
      <style:text-properties fo:font-size="10pt" officeooo:rsid="000702cb" style:font-size-asian="10pt" style:font-size-complex="10pt"/>
    </style:style>
    <style:style style:name="T11" style:family="text">
      <style:text-properties fo:font-size="10pt" officeooo:rsid="000750ab" style:font-size-asian="10pt" style:font-size-complex="10pt"/>
    </style:style>
    <style:style style:name="T12" style:family="text">
      <style:text-properties fo:font-size="10pt" officeooo:rsid="00093e3d" style:font-size-asian="10pt" style:font-size-complex="10pt"/>
    </style:style>
    <style:style style:name="T13" style:family="text">
      <style:text-properties fo:font-size="10pt" officeooo:rsid="000f641a" style:font-size-asian="10pt" style:font-size-complex="10pt"/>
    </style:style>
    <style:style style:name="T14" style:family="text">
      <style:text-properties fo:font-size="10pt" officeooo:rsid="0011509c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font-size="10pt" fo:font-weight="bold" officeooo:rsid="000750ab" style:font-size-asian="10pt" style:font-weight-asian="bold" style:font-size-complex="10pt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066fd4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0750ab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089af0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093e3d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128621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35333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3d1b5" style:font-size-asian="10pt" style:font-weight-asian="normal" style:font-size-complex="10pt" style:font-weight-complex="normal"/>
    </style:style>
    <style:style style:name="T25" style:family="text">
      <style:text-properties fo:font-weight="normal" style:font-weight-asian="normal"/>
    </style:style>
    <style:style style:name="T26" style:family="text">
      <style:text-properties fo:font-weight="normal" officeooo:rsid="00066fd4" style:font-weight-asian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f641a" style:font-weight-asian="normal"/>
    </style:style>
    <style:style style:name="T29" style:family="text">
      <style:text-properties officeooo:rsid="00066fd4"/>
    </style:style>
    <style:style style:name="T30" style:family="text">
      <style:text-properties fo:color="#000000" loext:opacity="100%" style:font-name="Arimo" fo:font-size="12pt" officeooo:rsid="0002f65c" style:font-name-asian="Times New Roman" style:font-size-asian="12pt" style:font-name-complex="Arimo" style:font-size-complex="12pt"/>
    </style:style>
    <style:style style:name="T31" style:family="text">
      <style:text-properties fo:color="#000000" loext:opacity="100%" style:font-name="Arimo" fo:font-size="10pt" style:font-name-asian="Times New Roman" style:font-size-asian="10pt" style:font-name-complex="Arimo" style:font-size-complex="10pt"/>
    </style:style>
    <style:style style:name="T32" style:family="text">
      <style:text-properties fo:color="#000000" loext:opacity="100%" style:font-name="Arimo" fo:font-size="10pt" officeooo:rsid="0002f65c" style:font-name-asian="Times New Roman" style:font-size-asian="10pt" style:font-name-complex="Arimo" style:font-size-complex="10pt"/>
    </style:style>
    <style:style style:name="T33" style:family="text">
      <style:text-properties fo:color="#000000" loext:opacity="100%" style:font-name="Arimo" fo:font-size="10pt" officeooo:rsid="000a8d73" style:font-name-asian="Times New Roman" style:font-size-asian="10pt" style:font-name-complex="Arimo" style:font-size-complex="10pt"/>
    </style:style>
    <style:style style:name="T34" style:family="text">
      <style:text-properties fo:color="#000000" loext:opacity="100%" style:font-name="Arimo" fo:font-size="10pt" officeooo:rsid="00135333" style:font-name-asian="Times New Roman" style:font-size-asian="10pt" style:font-name-complex="Arimo" style:font-size-complex="10pt"/>
    </style:style>
    <style:style style:name="T35" style:family="text">
      <style:text-properties fo:color="#000000" loext:opacity="100%" style:font-name="Arimo" fo:font-size="10pt" officeooo:rsid="00152d35" style:font-name-asian="Times New Roman" style:font-size-asian="10pt" style:font-name-complex="Arimo" style:font-size-complex="10pt"/>
    </style:style>
    <style:style style:name="T36" style:family="text">
      <style:text-properties fo:color="#000000" loext:opacity="100%" style:font-name="Arimo" fo:font-size="10pt" fo:font-weight="normal" officeooo:rsid="0002f65c" style:font-name-asian="Times New Roman" style:font-size-asian="10pt" style:font-weight-asian="normal" style:font-name-complex="Arimo" style:font-size-complex="10pt" style:font-weight-complex="normal"/>
    </style:style>
    <style:style style:name="T37" style:family="text">
      <style:text-properties fo:color="#000000" loext:opacity="100%" style:font-name="Arimo" fo:font-size="10pt" fo:font-weight="normal" officeooo:rsid="000702cb" style:font-name-asian="Times New Roman" style:font-size-asian="10pt" style:font-weight-asian="normal" style:font-name-complex="Arimo" style:font-size-complex="10pt" style:font-weight-complex="normal"/>
    </style:style>
    <style:style style:name="T38" style:family="text">
      <style:text-properties fo:color="#000000" loext:opacity="100%" style:font-name="Arimo" fo:font-size="10pt" fo:font-weight="normal" officeooo:rsid="0011509c" style:font-name-asian="Times New Roman" style:font-size-asian="10pt" style:font-weight-asian="normal" style:font-name-complex="Arimo" style:font-size-complex="10pt" style:font-weight-complex="normal"/>
    </style:style>
    <style:style style:name="T39" style:family="text">
      <style:text-properties fo:color="#000000" loext:opacity="100%" style:font-name="Arimo" fo:font-size="10pt" fo:font-weight="normal" officeooo:rsid="00152d35" style:font-name-asian="Times New Roman" style:font-size-asian="10pt" style:font-weight-asian="normal" style:font-name-complex="Arimo" style:font-size-complex="10pt" style:font-weight-complex="normal"/>
    </style:style>
    <style:style style:name="T40" style:family="text">
      <style:text-properties fo:color="#000000" loext:opacity="100%" style:font-name="Arimo" fo:font-size="10pt" fo:font-weight="bold" style:font-name-asian="Times New Roman" style:font-size-asian="10pt" style:font-weight-asian="bold" style:font-name-complex="Arimo" style:font-size-complex="10pt" style:font-weight-complex="bold"/>
    </style:style>
    <style:style style:name="T41" style:family="text">
      <style:text-properties fo:color="#000000" loext:opacity="100%" style:font-name="Arimo" fo:font-size="10pt" fo:font-weight="bold" officeooo:rsid="0002f65c" style:font-name-asian="Times New Roman" style:font-size-asian="10pt" style:font-weight-asian="bold" style:font-name-complex="Arimo" style:font-size-complex="10pt" style:font-weight-complex="bold"/>
    </style:style>
    <style:style style:name="T42" style:family="text">
      <style:text-properties fo:color="#000000" loext:opacity="100%" style:font-name="Arimo" fo:font-size="10pt" fo:font-style="italic" style:font-name-asian="Times New Roman" style:font-size-asian="10pt" style:font-style-asian="italic" style:font-name-complex="Arimo" style:font-size-complex="10pt" style:font-style-complex="italic"/>
    </style:style>
    <style:style style:name="T43" style:family="text">
      <style:text-properties style:font-name="Arimo" style:font-name-asian="Times New Roman" style:font-name-complex="Arimo"/>
    </style:style>
    <style:style style:name="T44" style:family="text">
      <style:text-properties officeooo:rsid="000702cb"/>
    </style:style>
    <style:style style:name="T45" style:family="text">
      <style:text-properties officeooo:rsid="00089af0"/>
    </style:style>
    <style:style style:name="T46" style:family="text">
      <style:text-properties officeooo:rsid="00093e3d"/>
    </style:style>
    <style:style style:name="T47" style:family="text">
      <style:text-properties officeooo:rsid="000f641a"/>
    </style:style>
    <style:style style:name="T48" style:family="text">
      <style:text-properties officeooo:rsid="00152d3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Krzysztof Hoszowski</text:p>
            <text:p text:style-name="P38">Software Engineer</text:p>
          </table:table-cell>
          <table:table-cell table:style-name="Table1.B1" office:value-type="string">
            <text:p text:style-name="P2"><draw:frame draw:style-name="fr1" draw:name="image3.png" text:anchor-type="as-char" svg:width="4.3543in" svg:height="0.028in" draw:z-index="0"><draw:image xlink:href="Pictures/10000001000002580000000405E6C22AA3489FDE.png" xlink:type="simple" xlink:show="embed" xlink:actuate="onLoad" draw:mime-type="image/png"/><svg:desc>horizontal line</svg:desc></draw:frame></text:p>
            <text:p text:style-name="P30">Krzysztof Hoszowski</text:p>
            <text:p text:style-name="P45"><text:span text:style-name="T48">Wrocław, Poland</text:span></text:p>
            <text:p text:style-name="P45"/>
            <text:p text:style-name="P37">k-hoszowski@tutamail.com<text:line-break/></text:p>
            <text:p text:style-name="P37"><text:a xlink:type="simple" xlink:href="http://linkedin.com/in/k-hoszowski" text:style-name="Internet_20_link" text:visited-style-name="Visited_20_Internet_20_Link"><text:span text:style-name="Default_20_Paragraph_20_Font"><text:span text:style-name="T43">linkedin.com/in/k-hoszowski</text:span></text:span></text:a></text:p>
            <text:p text:style-name="P37"><text:a xlink:type="simple" xlink:href="http://github.com/k-hoszowski" text:style-name="Internet_20_link" text:visited-style-name="Visited_20_Internet_20_Link"><text:span text:style-name="Default_20_Paragraph_20_Font"><text:span text:style-name="T43">github.com/k-hoszowski</text:span></text:span></text:a></text:p>
          </table:table-cell>
        </table:table-row>
        <table:table-row table:style-name="Table1.2">
          <table:table-cell table:style-name="Table1.A1" office:value-type="string">
            <text:p text:style-name="P28">ㅡ</text:p>
            <text:p text:style-name="P27">About Me</text:p>
          </table:table-cell>
          <table:table-cell table:style-name="Table1.B1" office:value-type="string">
            <text:p text:style-name="P4"><draw:frame draw:style-name="fr1" draw:name="image2.png Copy 1" text:anchor-type="as-char" svg:width="4.3543in" svg:height="0.028in" draw:z-index="6"><draw:image xlink:href="Pictures/10000001000002580000000405E6C22AA3489FDE.png" xlink:type="simple" xlink:show="embed" xlink:actuate="onLoad" draw:mime-type="image/png"/><svg:desc>horizontal line</svg:desc></draw:frame></text:p>
            <text:p text:style-name="P15"><text:span text:style-name="T31">I'm an interdisciplinary </text:span><text:span text:style-name="T34">professional</text:span><text:span text:style-name="T31"> with a keen interest in </text:span><text:span text:style-name="T35">free and open source</text:span><text:span text:style-name="T31"> software </text:span><text:span text:style-name="T35">(FOSS), </text:span><text:span text:style-name="T33">and </text:span><text:span text:style-name="T31">years of </text:span><text:span text:style-name="T33">diverse</text:span><text:span text:style-name="T31"> IT experience</text:span><text:span text:style-name="T33">s.</text:span><text:span text:style-name="T31"> I'm open minded and willing to work </text:span><text:span text:style-name="T33">with people of various backgrounds. I’m passionate and conscientious about what I do.</text:span></text:p>
          </table:table-cell>
        </table:table-row>
        <table:table-row table:style-name="Table1.3">
          <table:table-cell table:style-name="Table1.A1" office:value-type="string">
            <text:p text:style-name="P28">ㅡ</text:p>
            <text:p text:style-name="P25"><text:bookmark text:name="_61e3cm1p1fln"/>Skills</text:p>
          </table:table-cell>
          <table:table-cell table:style-name="Table1.B1" office:value-type="string">
            <text:p text:style-name="P4"><draw:frame draw:style-name="fr1" draw:name="image2.png" text:anchor-type="as-char" svg:width="4.3543in" svg:height="0.028in" draw:z-index="1"><draw:image xlink:href="Pictures/10000001000002580000000405E6C22AA3489FDE.png" xlink:type="simple" xlink:show="embed" xlink:actuate="onLoad" draw:mime-type="image/png"/><svg:desc>horizontal line</svg:desc></draw:frame></text:p>
            <text:p text:style-name="P21">Adaptability and Flexibility</text:p>
            <text:p text:style-name="P22">Collaboration <text:span text:style-name="T45">and Teamwork</text:span></text:p>
            <text:p text:style-name="P24">Rapid <text:span text:style-name="T46">L</text:span>earning of <text:span text:style-name="T46">N</text:span>ew <text:span text:style-name="T46">T</text:span>echnologies</text:p>
            <text:p text:style-name="P24"><text:span text:style-name="T46">S</text:span>trong <text:span text:style-name="T46">I</text:span>nterpersonal <text:span text:style-name="T46">S</text:span>kills</text:p>
            <text:p text:style-name="P24"><text:span text:style-name="T46">A</text:span>ttention to <text:span text:style-name="T46">D</text:span>etail</text:p>
            <text:p text:style-name="P24"><text:span text:style-name="T46">A</text:span>djusting to <text:span text:style-name="T46">C</text:span>hanging <text:span text:style-name="T46">R</text:span>equirements</text:p>
            <text:p text:style-name="P24"><text:span text:style-name="T46">P</text:span>roficiency in <text:span text:style-name="T46">C</text:span>ollaborative <text:span text:style-name="T46">T</text:span>ools</text:p>
            <text:p text:style-name="P24"><text:span text:style-name="T46">C</text:span>ontinuous <text:span text:style-name="T46">S</text:span>kill <text:span text:style-name="T46">I</text:span>mprovement</text:p>
            <text:p text:style-name="P24"><text:span text:style-name="T46">O</text:span>penness to <text:span text:style-name="T46">F</text:span>eedback</text:p>
            <text:p text:style-name="P24"><text:span text:style-name="T46">P</text:span>articipation in <text:span text:style-name="T46">C</text:span>ode <text:span text:style-name="T46">R</text:span>eviews and <text:span text:style-name="T46">P</text:span>air <text:span text:style-name="T46">P</text:span>rogramming</text:p>
            <text:p text:style-name="P23"><text:span text:style-name="T46">D</text:span><text:span text:style-name="T45">edication to </text:span><text:span text:style-name="T46">H</text:span><text:span text:style-name="T45">igh-</text:span><text:span text:style-name="T46">Q</text:span><text:span text:style-name="T45">uality </text:span><text:span text:style-name="T46">S</text:span><text:span text:style-name="T45">olutions</text:span></text:p>
            <text:p text:style-name="P32"><text:span text:style-name="Strong_20_Emphasis"><text:span text:style-name="T19">Windows: Registry, PowerShell</text:span></text:span></text:p>
            <text:p text:style-name="P32"><text:span text:style-name="Strong_20_Emphasis"><text:span text:style-name="T19">Linux: Bash, </text:span></text:span><text:span text:style-name="Strong_20_Emphasis"><text:span text:style-name="T24">Threads, Processes, POSIX</text:span></text:span></text:p>
            <text:p text:style-name="P35"><text:span text:style-name="Strong_20_Emphasis"><text:span text:style-name="T24">Database Engineering: MySQL, LibreOffice Base</text:span></text:span></text:p>
            <text:p text:style-name="P32"><text:span text:style-name="Strong_20_Emphasis"><text:span text:style-name="T19">Python: TensorFlow, </text:span></text:span><text:span text:style-name="Strong_20_Emphasis"><text:span text:style-name="T21">NumPy, </text:span></text:span><text:span text:style-name="Strong_20_Emphasis"><text:span text:style-name="T19">SciPy, Matplotlib</text:span></text:span></text:p>
            <text:p text:style-name="P32"><text:span text:style-name="Strong_20_Emphasis"><text:span text:style-name="T19">C++: Structured and Object-Oriented Programming</text:span></text:span></text:p>
            <text:p text:style-name="P34"><text:span text:style-name="Strong_20_Emphasis"><text:span text:style-name="T19">Java: Maven, </text:span></text:span><text:span text:style-name="Strong_20_Emphasis"><text:span text:style-name="T22">Junit, </text:span></text:span><text:span text:style-name="Strong_20_Emphasis"><text:span text:style-name="T21">Apache NetBeans</text:span></text:span></text:p>
            <text:p text:style-name="P35"><text:span text:style-name="Strong_20_Emphasis"><text:span text:style-name="T24">Web Development: </text:span></text:span><text:span text:style-name="Strong_20_Emphasis"><text:span text:style-name="T23">PHP, </text:span></text:span><text:span text:style-name="Strong_20_Emphasis"><text:span text:style-name="T20">JavaScript</text:span></text:span><text:span text:style-name="Strong_20_Emphasis"><text:span text:style-name="T24">,</text:span></text:span><text:span text:style-name="Strong_20_Emphasis"><text:span text:style-name="T20"> Mermaid.js</text:span></text:span></text:p>
            <text:p text:style-name="P33"><text:span text:style-name="T8">Software Development: Strong understanding of software </text:span><text:span text:style-name="T12">lifecycle and </text:span><text:span text:style-name="T8">development methodologies (Agile, Scrum, Waterfall)</text:span></text:p>
            <text:p text:style-name="P19">Version Control Systems: Git, GitHub, Oh My Git!</text:p>
            <text:p text:style-name="P36"><text:span text:style-name="T11">Reports and </text:span><text:span text:style-name="T13">B</text:span><text:span text:style-name="T11">achelor </text:span><text:span text:style-name="T13">T</text:span><text:span text:style-name="T11">hesis in </text:span><text:span text:style-name="T8">LaTeX</text:span></text:p>
            <text:p text:style-name="P20">Good at <text:span text:style-name="T47">E</text:span>xplaining</text:p>
            <text:p text:style-name="P20">Good at <text:span text:style-name="T47">R</text:span>eporting</text:p>
            <text:p text:style-name="P20">Fast and <text:span text:style-name="T47">A</text:span>ccurate <text:span text:style-name="T47">T</text:span>yping</text:p>
            <text:p text:style-name="P20">Polish (Native)</text:p>
            <text:p text:style-name="P20">English (Bilingual)</text:p>
            <text:p text:style-name="P20">German (A1)</text:p>
          </table:table-cell>
        </table:table-row>
        <text:soft-page-break/>
        <table:table-row table:style-name="Table1.4">
          <table:table-cell table:style-name="Table1.A1" office:value-type="string">
            <text:p text:style-name="P28">ㅡ</text:p>
            <text:p text:style-name="P25"><text:bookmark text:name="_gbnhrfggwdei"/>Experience</text:p>
            <text:p text:style-name="P25"><text:bookmark text:name="_oi46twv62n62"/></text:p>
          </table:table-cell>
          <table:table-cell table:style-name="Table1.B1" office:value-type="string">
            <text:p text:style-name="P2"><draw:frame draw:style-name="fr1" draw:name="image1.png" text:anchor-type="as-char" svg:width="4.5402in" svg:height="0.0291in" draw:z-index="2"><draw:image xlink:href="Pictures/10000001000002580000000405E6C22AA3489FDE.png" xlink:type="simple" xlink:show="embed" xlink:actuate="onLoad" draw:mime-type="image/png"/><svg:desc>horizontal line</svg:desc></draw:frame></text:p>
            <text:p text:style-name="P11"><text:span text:style-name="Default_20_Paragraph_20_Font"><text:span text:style-name="T30">Lasertex sp. z o.o.</text:span></text:span> / <text:span text:style-name="T26">Software Engineer</text:span></text:p>
            <text:p text:style-name="P12"><text:span text:style-name="T29">Aug</text:span> 20<text:span text:style-name="T29">23</text:span> – <text:span text:style-name="T29">Sep</text:span> 20<text:span text:style-name="T29">23</text:span>, <text:span text:style-name="T29">Wrocław</text:span>, <text:span text:style-name="T29">Poland</text:span></text:p>
            <text:p text:style-name="P3"><text:span text:style-name="T8">Delphi legacy code development. Developed interfaces for Windows users with metrological equipment, </text:span><text:span text:style-name="T10">including</text:span><text:span text:style-name="T8">:</text:span></text:p>
            <text:list text:style-name="L1">
              <text:list-item>
                <text:p text:style-name="P43"><text:span text:style-name="Strong_20_Emphasis"><text:span text:style-name="T17">Lathe Measurement System LMS-5</text:span></text:span></text:p>
              </text:list-item>
              <text:list-item>
                <text:p text:style-name="P43"><text:span text:style-name="Strong_20_Emphasis"><text:span text:style-name="T18">High Precision Laser Interferometer </text:span></text:span><text:span text:style-name="Strong_20_Emphasis"><text:span text:style-name="T17">HPI-3D</text:span></text:span></text:p>
              </text:list-item>
            </text:list>
            <text:p text:style-name="P11"><text:span text:style-name="Default_20_Paragraph_20_Font"><text:span text:style-name="T30">Lasertex sp. z o.o.</text:span></text:span> / <text:span text:style-name="T26">Electronic Engineer</text:span></text:p>
            <text:p text:style-name="P9"><text:bookmark text:name="_qapvr1v5dben"/>Ju<text:span text:style-name="T29">l</text:span> 20<text:span text:style-name="T29">23</text:span>, <text:span text:style-name="T29">Wrocław</text:span>, <text:span text:style-name="T29">Poland</text:span></text:p>
            <text:p text:style-name="P5"><text:span text:style-name="T8">Various entry-level </text:span><text:span text:style-name="T9">positions</text:span><text:span text:style-name="T8">, includ</text:span><text:span text:style-name="T9">ing</text:span><text:span text:style-name="T8">:</text:span></text:p>
            <text:list text:style-name="L2">
              <text:list-item>
                <text:p text:style-name="P44"><text:span text:style-name="T8">PCB Design: Utilize</text:span><text:span text:style-name="T9">d</text:span><text:span text:style-name="T8"> Altium Designer for creating and developing printed circuit board (PCB) layouts.</text:span></text:p>
              </text:list-item>
              <text:list-item>
                <text:p text:style-name="P44"><text:span text:style-name="T8">LabVIEW Develop</text:span><text:span text:style-name="T9">ment</text:span><text:span text:style-name="T8">: Interface</text:span><text:span text:style-name="T9">d</text:span><text:span text:style-name="T8"> and integrate</text:span><text:span text:style-name="T9">d</text:span><text:span text:style-name="T8"> LMS-5 sensors using LabVIEW for data acquisition and analysis.</text:span></text:p>
              </text:list-item>
              <text:list-item>
                <text:p text:style-name="P44"><text:span text:style-name="T8">PCB and Cable Assembly : Perform</text:span><text:span text:style-name="T9">ed</text:span><text:span text:style-name="T8"> manual assembly of PCBs and cables, ensuring precision and quality.</text:span></text:p>
              </text:list-item>
              <text:list-item>
                <text:p text:style-name="P44"><text:span text:style-name="T8">Embedded Systems Programm</text:span><text:span text:style-name="T9">ing</text:span><text:span text:style-name="T8">: Develop</text:span><text:span text:style-name="T9">ed </text:span><text:span text:style-name="T8">and implement</text:span><text:span text:style-name="T9">ed</text:span><text:span text:style-name="T8"> embedded software solutions in C for hardware applications.</text:span></text:p>
              </text:list-item>
            </text:list>
            <text:p text:style-name="P13"><text:span text:style-name="T3">Politechnika Wrocławska</text:span><text:span text:style-name="T2"> </text:span><text:span text:style-name="T1">/ </text:span><text:span text:style-name="T4">Computer Engineering Student</text:span></text:p>
            <text:p text:style-name="P10"><text:span text:style-name="T7">Oct</text:span><text:span text:style-name="T6"> 20</text:span><text:span text:style-name="T7">20</text:span><text:span text:style-name="T6"> – </text:span><text:span text:style-name="T7">Jan</text:span> <text:span text:style-name="T29">2024</text:span><text:span text:style-name="T6">, </text:span><text:span text:style-name="T7">Wrocław, Poland</text:span></text:p>
            <text:list text:style-name="L3">
              <text:list-item>
                <text:p text:style-name="P40"><text:span text:style-name="T32">Bachelor thesis: Developed convolutional neural network (</text:span><text:span text:style-name="T41">CNN</text:span><text:span text:style-name="T36">) that predicts tonality of a song (music file). </text:span><text:span text:style-name="T39">Completed despite very little and late assistance from supervisor.</text:span></text:p>
              </text:list-item>
              <text:list-item>
                <text:p text:style-name="P40"><text:span text:style-name="T31">Coordinat</text:span><text:span text:style-name="T32">ed</text:span><text:span text:style-name="T31"> and </text:span><text:span text:style-name="T32">did</text:span><text:span text:style-name="T31"> software development for three university projects: </text:span><text:span text:style-name="T40">optical lock</text:span><text:span text:style-name="T31">, remotely controlled </text:span><text:span text:style-name="T40">mapping robot</text:span><text:span text:style-name="T31"> (implemented in Arduino), gesture-controlled Snake game using </text:span><text:span text:style-name="T40">supervised learning</text:span><text:span text:style-name="T31"> (implemented in Python). Graded A, B+, A.</text:span></text:p>
              </text:list-item>
              <text:list-item>
                <text:p text:style-name="P40"><text:span text:style-name="T31">Individual pass of </text:span><text:span text:style-name="T42">Introduction to Programming</text:span><text:span text:style-name="T31"> university course in C++: command-line application for constructing a hand-made </text:span><text:span text:style-name="T40">tree</text:span><text:span text:style-name="T31"> data structure for brainstorming and mind-mapping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8">ㅡ</text:p>
            <text:p text:style-name="P25"><text:bookmark text:name="_tk538brb1kdf"/>Education</text:p>
          </table:table-cell>
          <table:table-cell table:style-name="Table1.B1" office:value-type="string">
            <text:p text:style-name="P6"><draw:frame draw:style-name="fr1" draw:name="image4.png" text:anchor-type="as-char" svg:width="4.5402in" svg:height="0.0291in" draw:z-index="3"><draw:image xlink:href="Pictures/10000001000002580000000405E6C22AA3489FDE.png" xlink:type="simple" xlink:show="embed" xlink:actuate="onLoad" draw:mime-type="image/png"/><svg:desc>horizontal line</svg:desc></draw:frame><text:span text:style-name="T5">Politechnika Wrocławska</text:span><text:span text:style-name="T27"> </text:span><text:s/><text:span text:style-name="T25">/ Bachelor’s in Computer </text:span><text:span text:style-name="T28">Engineering</text:span></text:p>
            <text:p text:style-name="P14"><text:bookmark text:name="_lmgtzl68nln0"/>Oct 20<text:span text:style-name="T45">20</text:span> – <text:span text:style-name="T45">Jan 2024</text:span>, <text:span text:style-name="T44">Wrocław, Poland</text:span></text:p>
            <text:p text:style-name="P18">Relevant coursework:</text:p>
            <text:list text:style-name="L4">
              <text:list-item>
                <text:p text:style-name="P41"><text:span text:style-name="Default_20_Paragraph_20_Font"><text:span text:style-name="T36">Artificial </text:span></text:span><text:span text:style-name="Default_20_Paragraph_20_Font"><text:span text:style-name="T37">I</text:span></text:span><text:span text:style-name="Default_20_Paragraph_20_Font"><text:span text:style-name="T36">ntelligence and </text:span></text:span><text:span text:style-name="Default_20_Paragraph_20_Font"><text:span text:style-name="T37">C</text:span></text:span><text:span text:style-name="Default_20_Paragraph_20_Font"><text:span text:style-name="T36">omputer </text:span></text:span><text:span text:style-name="Default_20_Paragraph_20_Font"><text:span text:style-name="T37">V</text:span></text:span><text:span text:style-name="Default_20_Paragraph_20_Font"><text:span text:style-name="T36">ision</text:span></text:span></text:p>
              </text:list-item>
              <text:list-item>
                <text:p text:style-name="P41"><text:span text:style-name="Default_20_Paragraph_20_Font"><text:span text:style-name="T38">Automation Using </text:span></text:span><text:span text:style-name="Default_20_Paragraph_20_Font"><text:span text:style-name="T37">Bash Scripting (Linux)</text:span></text:span></text:p>
              </text:list-item>
              <text:list-item>
                <text:p text:style-name="P41"><text:span text:style-name="Default_20_Paragraph_20_Font"><text:span text:style-name="T37">Physics Simulations in Mathematica and Matlab</text:span>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28">ㅡ</text:p>
            <text:p text:style-name="P26">Certifications</text:p>
          </table:table-cell>
          <table:table-cell table:style-name="Table1.B1" office:value-type="string">
            <text:p text:style-name="P2"><draw:frame draw:style-name="fr1" draw:name="image5.png" text:anchor-type="as-char" svg:width="4.5402in" svg:height="0.0291in" draw:z-index="4"><draw:image xlink:href="Pictures/10000001000002580000000405E6C22AA3489FDE.png" xlink:type="simple" xlink:show="embed" xlink:actuate="onLoad" draw:mime-type="image/png"/><svg:desc>horizontal line</svg:desc></draw:frame></text:p>
            <text:p text:style-name="P17">CCNA: Introduction to Networks</text:p>
            <text:p text:style-name="P16"><text:span text:style-name="Default_20_Paragraph_20_Font"><text:span text:style-name="T37">I</text:span></text:span><text:span text:style-name="T8">ssued by Cisco</text:span></text:p>
            <text:p text:style-name="P16"><text:span text:style-name="T8">Badge </text:span><text:span text:style-name="T14">(</text:span><text:a xlink:type="simple" xlink:href="https://www.credly.com/badges/7b90c0b9-050a-48ea-91d4-5c2fddb03bc5" text:style-name="Internet_20_link" text:visited-style-name="Visited_20_Internet_20_Link"><text:span text:style-name="T14">click here to view</text:span></text:a><text:span text:style-name="T14">)</text:span></text:p>
          </table:table-cell>
        </table:table-row>
        <table:table-row table:style-name="Table1.7">
          <table:table-cell table:style-name="Table1.A1" office:value-type="string">
            <text:p text:style-name="P29">ㅡ</text:p>
            <text:p text:style-name="P8"><text:bookmark text:name="_lfgl93upw7c"/>References</text:p>
          </table:table-cell>
          <table:table-cell table:style-name="Table1.B1" office:value-type="string">
            <text:p text:style-name="P1"><draw:frame draw:style-name="fr1" draw:name="Image1" text:anchor-type="as-char" svg:width="4.5402in" svg:height="0.0291in" draw:z-index="5"><draw:image xlink:href="Pictures/10000001000002580000000405E6C22AA3489FDE.png" xlink:type="simple" xlink:show="embed" xlink:actuate="onLoad" draw:mime-type="image/png"/><svg:desc>horizontal line</svg:desc></draw:frame></text:p>
            <text:p text:style-name="P39"><text:span text:style-name="T11">Jyotiraditya V. Saraswat</text:span><text:span text:style-name="T8">, </text:span><text:span text:style-name="T15">I</text:span><text:span text:style-name="T16">BM</text:span><text:span text:style-name="T8"/></text:p>
            <text:p text:style-name="P39">+48 516 872 512<text:span text:style-name="T8"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ourier New" svg:font-family="'Courier New'" style:font-family-generic="modern" style:font-pitch="fixed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style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style:contextual-spacing="false" fo:line-height="100%" fo:keep-together="always" fo:break-before="auto" fo:break-after="auto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loext:opacity="100%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style:contextual-spacing="false" fo:line-height="100%" fo:keep-together="always" fo:break-before="auto" fo:break-after="auto" fo:keep-with-next="always"/>
      <style:text-properties fo:color="#f2511b" loext:opacity="100%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6-03T10:49:33.325486769</dc:date>
    <meta:editing-duration>PT3H24M</meta:editing-duration>
    <meta:editing-cycles>14</meta:editing-cycles>
    <meta:document-statistic meta:table-count="1" meta:image-count="7" meta:object-count="0" meta:page-count="2" meta:paragraph-count="81" meta:word-count="444" meta:character-count="3243" meta:non-whitespace-character-count="2881"/>
  </office:meta>
</office:document-meta>
</file>